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8" style:family="table-row">
      <style:table-row-properties fo:background-color="transparent" style:keep-together="true" fo:keep-together="auto">
        <style:background-image/>
      </style:table-row-properties>
    </style:style>
    <style:style style:name="Tabelle1.A8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1" style:family="paragraph" style:parent-style-name="Table_20_Contents" style:list-style-name="L1"/>
    <style:style style:name="P2" style:family="paragraph" style:parent-style-name="Table_20_Contents" style:list-style-name="L1">
      <style:text-properties fo:color="#009933"/>
    </style:style>
    <style:style style:name="T1" style:family="text">
      <style:text-properties fo:color="#3399ff"/>
    </style:style>
    <style:style style:name="T2" style:family="text">
      <style:text-properties fo:color="#3399ff" fo:language="en" fo:country="US"/>
    </style:style>
    <style:style style:name="T3" style:family="text">
      <style:text-properties fo:language="en" fo:country="US"/>
    </style:style>
    <style:style style:name="T4" style:family="text">
      <style:text-properties fo:color="#996600"/>
    </style:style>
    <style:style style:name="T5" style:family="text">
      <style:text-properties fo:color="#996600" fo:language="en" fo:country="US"/>
    </style:style>
    <style:style style:name="T6" style:family="text">
      <style:text-properties fo:color="#cc00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Table_20_Contents">statement</text:p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2" office:value-type="string">
            <text:list xml:id="list1179447385566496295" text:style-name="L1">
              <text:list-item>
                <text:p text:style-name="P2">block</text:p>
              </text:list-item>
            </text:list>
          </table:table-cell>
          <table:table-cell table:style-name="Tabelle1.B2" office:value-type="string">
            <text:p text:style-name="Table_20_Contents">[&lt;<text:span text:style-name="T1">statement</text:span>&gt;*]</text:p>
          </table:table-cell>
        </table:table-row>
        <table:table-row>
          <table:table-cell table:style-name="Tabelle1.A2" office:value-type="string">
            <text:list xml:id="list41452950" text:continue-numbering="true" text:style-name="L1">
              <text:list-item>
                <text:p text:style-name="P2">if_statement</text:p>
              </text:list-item>
            </text:list>
          </table:table-cell>
          <table:table-cell table:style-name="Tabelle1.B2" office:value-type="string">
            <text:p text:style-name="Table_20_Contents">if (&lt;<text:span text:style-name="T1">expression</text:span>&gt;) {</text:p>
            <text:p text:style-name="Table_20_Contents"><text:s text:c="4"/>&lt;<text:span text:style-name="T1">block</text:span>&gt;</text:p>
            <text:p text:style-name="Table_20_Contents">} [else {</text:p>
            <text:p text:style-name="Table_20_Contents"><text:s text:c="4"/>&lt;<text:span text:style-name="T1">block</text:span>&gt;</text:p>
            <text:p text:style-name="Table_20_Contents">}]</text:p>
          </table:table-cell>
        </table:table-row>
        <table:table-row>
          <table:table-cell table:style-name="Tabelle1.A2" office:value-type="string">
            <text:list xml:id="list41446578" text:continue-numbering="true" text:style-name="L1">
              <text:list-item>
                <text:p text:style-name="P2">return_statement</text:p>
              </text:list-item>
            </text:list>
          </table:table-cell>
          <table:table-cell table:style-name="Tabelle1.B2" office:value-type="string">
            <text:p text:style-name="Table_20_Contents">return &lt;<text:span text:style-name="T1">expression</text:span>&gt;</text:p>
          </table:table-cell>
        </table:table-row>
        <table:table-row>
          <table:table-cell table:style-name="Tabelle1.A2" office:value-type="string">
            <text:list xml:id="list41436382" text:continue-numbering="true" text:style-name="L1">
              <text:list-item>
                <text:p text:style-name="P2">while_statement</text:p>
              </text:list-item>
            </text:list>
          </table:table-cell>
          <table:table-cell table:style-name="Tabelle1.B2" office:value-type="string">
            <text:p text:style-name="Table_20_Contents">while (&lt;<text:span text:style-name="T1">expression</text:span>&gt;) {</text:p>
            <text:p text:style-name="Table_20_Contents"><text:s text:c="4"/>&lt;<text:span text:style-name="T1">block</text:span>&gt;<text:line-break/>}</text:p>
          </table:table-cell>
        </table:table-row>
        <table:table-row>
          <table:table-cell table:style-name="Tabelle1.A2" office:value-type="string">
            <text:list xml:id="list41430482" text:continue-numbering="true" text:style-name="L1">
              <text:list-item>
                <text:p text:style-name="P1">expression</text:p>
              </text:list-item>
            </text:list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list xml:id="list41423040" text:continue-numbering="true" text:style-name="L1">
              <text:list-item>
                <text:list>
                  <text:list-item>
                    <text:p text:style-name="P1">modifying_expression</text:p>
                  </text:list-item>
                </text:list>
              </text:list-item>
            </text:list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8">
          <table:table-cell table:style-name="Tabelle1.A8" office:value-type="string">
            <text:list xml:id="list41449474" text:continue-numbering="true" text:style-name="L1">
              <text:list-item>
                <text:list>
                  <text:list-item>
                    <text:list>
                      <text:list-item>
                        <text:p text:style-name="P2">function_call_expression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1.B2" office:value-type="string">
            <text:p text:style-name="Table_20_Contents">&lt;<text:span text:style-name="T4">function-name</text:span>&gt; ([&lt;<text:span text:style-name="T2">expression</text:span>&gt;<text:span text:style-name="T3">, </text:span>*])</text:p>
          </table:table-cell>
        </table:table-row>
        <table:table-row table:style-name="Tabelle1.8">
          <table:table-cell table:style-name="Tabelle1.A8" office:value-type="string">
            <text:list xml:id="list41424325" text:continue-numbering="true" text:style-name="L1">
              <text:list-item>
                <text:list>
                  <text:list-item>
                    <text:list>
                      <text:list-item>
                        <text:p text:style-name="P2">variable_assignment_expression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1.B2" office:value-type="string">
            <text:p text:style-name="Table_20_Contents">&lt;<text:span text:style-name="T4">variable-name</text:span>&gt; = &lt;<text:span text:style-name="T1">expression</text:span>&gt;</text:p>
          </table:table-cell>
        </table:table-row>
        <table:table-row>
          <table:table-cell table:style-name="Tabelle1.A2" office:value-type="string">
            <text:list xml:id="list41449173" text:continue-numbering="true" text:style-name="L1">
              <text:list-item>
                <text:list>
                  <text:list-item>
                    <text:p text:style-name="P1">pure_expression</text:p>
                  </text:list-item>
                </text:list>
              </text:list-item>
            </text:list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8">
          <table:table-cell table:style-name="Tabelle1.A8" office:value-type="string">
            <text:list xml:id="list41436629" text:continue-numbering="true" text:style-name="L1">
              <text:list-item>
                <text:list>
                  <text:list-item>
                    <text:list>
                      <text:list-item>
                        <text:p text:style-name="P2">binary_operator_expression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1.B2" office:value-type="string">
            <text:p text:style-name="Table_20_Contents">&lt;<text:span text:style-name="T5">variable-name</text:span>&gt; = &lt;<text:span text:style-name="T1">expression</text:span>&gt;</text:p>
          </table:table-cell>
        </table:table-row>
        <table:table-row table:style-name="Tabelle1.8">
          <table:table-cell table:style-name="Tabelle1.A8" office:value-type="string">
            <text:list xml:id="list41443006" text:continue-numbering="true" text:style-name="L1">
              <text:list-item>
                <text:list>
                  <text:list-item>
                    <text:list>
                      <text:list-item>
                        <text:p text:style-name="P2">literal_expression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1.B2" office:value-type="string">
            <text:p text:style-name="Table_20_Contents">&lt;<text:span text:style-name="T6">literal</text:span>&gt;</text:p>
          </table:table-cell>
        </table:table-row>
        <table:table-row table:style-name="Tabelle1.8">
          <table:table-cell table:style-name="Tabelle1.A8" office:value-type="string">
            <text:list xml:id="list41430259" text:continue-numbering="true" text:style-name="L1">
              <text:list-item>
                <text:list>
                  <text:list-item>
                    <text:list>
                      <text:list-item>
                        <text:p text:style-name="P2">variable_declaration_expression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1.B2" office:value-type="string">
            <text:p text:style-name="Table_20_Contents"><text:span text:style-name="T3">var</text:span> &lt;<text:span text:style-name="T4">variable-name</text:span>&gt; = &lt;<text:span text:style-name="T1">expression</text:span>&gt;</text:p>
          </table:table-cell>
        </table:table-row>
        <table:table-row table:style-name="Tabelle1.8">
          <table:table-cell table:style-name="Tabelle1.A8" office:value-type="string">
            <text:list xml:id="list41432949" text:continue-numbering="true" text:style-name="L1">
              <text:list-item>
                <text:list>
                  <text:list-item>
                    <text:list>
                      <text:list-item>
                        <text:p text:style-name="P2">variable_expression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1.B2" office:value-type="string">
            <text:p text:style-name="Table_20_Contents">&lt;<text:span text:style-name="T4">variable-name</text:span>&gt;</text:p>
          </table:table-cell>
        </table:table-row>
        <table:table-row>
          <table:table-cell table:style-name="Tabelle1.A2" office:value-type="string">
            <text:list xml:id="list41433272" text:continue-numbering="true" text:style-name="L1">
              <text:list-item>
                <text:list>
                  <text:list-item>
                    <text:list>
                      <text:list-item>
                        <text:p text:style-name="P1">cast_expression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8">
          <table:table-cell table:style-name="Tabelle1.A8" office:value-type="string">
            <text:list xml:id="list41423364"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">bitcast_express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elle1.B2" office:value-type="string">
            <text:p text:style-name="Table_20_Contents">bitcast &lt;<text:span text:style-name="T1">expression</text:span>&gt; to &lt;<text:span text:style-name="T4">type-name</text:span>&gt;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Albuschat</meta:initial-creator>
    <meta:creation-date>2014-07-08T20:52:23.01</meta:creation-date>
    <meta:document-statistic meta:table-count="1" meta:image-count="0" meta:object-count="0" meta:page-count="1" meta:paragraph-count="32" meta:word-count="54" meta:character-count="593"/>
    <dc:date>2014-07-08T21:28:05.95</dc:date>
    <dc:creator>Daniel Albuschat</dc:creator>
    <meta:editing-duration>PT20M32S</meta:editing-duration>
    <meta:editing-cycles>1</meta:editing-cycles>
    <meta:generator>OpenOffice/4.0.0$Win32 OpenOffice.org_project/400m3$Build-9702</meta:generator>
  </office:meta>
</office:document-meta>
</file>